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start" style:justify-single-word="false"/>
      <style:text-properties fo:font-style="normal" fo:font-weight="normal" officeooo:rsid="00271586" officeooo:paragraph-rsid="001592fd" style:font-style-asian="normal" style:font-weight-asian="normal" style:font-style-complex="normal" style:font-weight-complex="normal"/>
    </style:style>
    <style:style style:name="P2" style:family="paragraph" style:parent-style-name="Text_20_body">
      <style:paragraph-properties fo:line-height="100%" fo:text-align="start" style:justify-single-word="false"/>
      <style:text-properties fo:font-style="normal" fo:font-weight="normal" officeooo:rsid="00271586" officeooo:paragraph-rsid="001592fd" style:font-style-asian="normal" style:font-weight-asian="normal" style:font-style-complex="normal" style:font-weight-complex="normal"/>
    </style:style>
    <style:style style:name="P3" style:family="paragraph" style:parent-style-name="Text_20_body">
      <style:paragraph-properties fo:line-height="100%"/>
    </style:style>
    <style:style style:name="P4" style:family="paragraph" style:parent-style-name="Text_20_body">
      <style:paragraph-properties fo:line-height="100%"/>
      <style:text-properties officeooo:paragraph-rsid="002fc6c7"/>
    </style:style>
    <style:style style:name="P5" style:family="paragraph" style:parent-style-name="Heading_20_1">
      <style:paragraph-properties fo:line-height="100%" fo:text-align="start" style:justify-single-word="false"/>
      <style:text-properties fo:font-style="normal" fo:font-weight="normal" officeooo:rsid="00271586" officeooo:paragraph-rsid="001592fd"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weight="bold" officeooo:rsid="001592fd" officeooo:paragraph-rsid="001592fd" style:font-weight-asian="bold" style:font-weight-complex="bold"/>
    </style:style>
    <style:style style:name="P7" style:family="paragraph" style:parent-style-name="Heading_20_1">
      <style:paragraph-properties fo:line-height="100%" fo:text-align="start" style:justify-single-word="false"/>
      <style:text-properties fo:font-style="normal" style:text-underline-style="solid" style:text-underline-width="auto" style:text-underline-color="font-color" fo:font-weight="normal" officeooo:rsid="00271586" officeooo:paragraph-rsid="00495db9"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normal" style:font-style-asian="normal" style:font-style-complex="normal"/>
    </style:style>
    <style:style style:name="T4" style:family="text">
      <style:text-properties fo:font-size="15pt" style:text-underline-style="solid" style:text-underline-width="auto" style:text-underline-color="font-color" style:font-size-asian="15pt" style:font-size-complex="15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officeooo:rsid="00495db9"/>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Git Hub Learner</text:span></text:p>
      <text:h text:style-name="P7" text:outline-level="1"><text:span text:style-name="Emphasis"><text:span text:style-name="T6">1.</text:span></text:span><text:span text:style-name="Emphasis"><text:span text:style-name="T7">1</text:span></text:span><text:span text:style-name="T6"> </text:span><text:span text:style-name="T7">Git</text:span></text:h>
      <text:p text:style-name="P2">Git allows groups of people to work on the same documents (often code) at the same time, and without stepping on each other's toes. It's a distributed version control system.</text:p>
      <text:section text:style-name="Sect1" text:name="instructions">
        <text:p text:style-name="P3">Our terminal prompt below is currently in a directory we decided to name "octobox". To initialize a Git repository here, type the following command:</text:p>
        <text:p text:style-name="P3"><text:span text:style-name="Source_20_Text"><text:span text:style-name="T1">git init</text:span></text:span></text:p>
      </text:section>
      <text:h text:style-name="P5" text:outline-level="1"><text:span text:style-name="Emphasis">1.2</text:span> Checking the Status</text:h>
      <text:section text:style-name="Sect1" text:name="Section1">
        <text:p text:style-name="P3"><text:bookmark text:name="instructions"/>Good job! As Git just told us, our "octobox" directory now has an empty repository in <text:span text:style-name="Source_20_Text">/.git/</text:span>. The repository is a hidden directory where Git operates.</text:p>
        <text:p text:style-name="P3">To save your progress as you go through this tutorial -- and earn a badge when you successfully complete it -- head over to <text:a xlink:type="simple" xlink:href="https://www.codeschool.com/account/courses/try-git/add">create a free Code School account</text:a>. We'll wait for you here.</text:p>
        <text:p text:style-name="P3">Next up, let's type the <text:span text:style-name="Source_20_Text">git status</text:span> command to see what the current state of our project is:</text:p>
        <text:p text:style-name="P3"><text:span text:style-name="Source_20_Text"><text:span text:style-name="T1">git status</text:span></text:span></text:p>
      </text:section>
      <text:h text:style-name="P5" text:outline-level="1"><text:span text:style-name="Emphasis">1.3</text:span> Adding &amp; Committing</text:h>
      <text:section text:style-name="Sect1" text:name="Section2">
        <text:p text:style-name="P3"><text:bookmark text:name="instructions1"/>I created a file called <text:span text:style-name="Source_20_Text">octocat.txt</text:span> in the octobox repository for you (as you can see in the browser below).</text:p>
        <text:p text:style-name="P3">You should run the <text:span text:style-name="Source_20_Text">git status</text:span> command again to see how the repository status has changed:</text:p>
        <text:p text:style-name="P3"><text:span text:style-name="Source_20_Text">git status</text:span></text:p>
      </text:section>
      <text:h text:style-name="P5" text:outline-level="1"><text:span text:style-name="Emphasis">1.4</text:span> Adding Changes</text:h>
      <text:section text:style-name="Sect1" text:name="Section3">
        <text:p text:style-name="P3"><text:bookmark text:name="instructions2"/>Good, it looks like our Git repository is working properly. Notice how Git says <text:span text:style-name="Source_20_Text">octocat.txt</text:span> is "untracked"? That means Git sees that <text:span text:style-name="Source_20_Text">octocat.txt</text:span> is a new file.</text:p>
        <text:p text:style-name="P3">To tell Git to start tracking changes made to <text:span text:style-name="Source_20_Text">octocat.txt</text:span>, we first need to add it to the staging area by using <text:span text:style-name="Source_20_Text">git add</text:span>.</text:p>
        <text:p text:style-name="P3"><text:span text:style-name="Source_20_Text">git add octocat.txt</text:span></text:p>
      </text:section>
      <text:h text:style-name="P5" text:outline-level="1"><text:span text:style-name="Emphasis">1.5</text:span> Checking for Changes</text:h>
      <text:section text:style-name="Sect1" text:name="Section4">
        <text:p text:style-name="P4"><text:bookmark text:name="instructions3"/>Good job! Git is now tracking our <text:span text:style-name="Source_20_Text">octocat.txt</text:span> file. Let's run <text:span text:style-name="Source_20_Text">git status</text:span> again to see where we stand: </text:p>
        <text:p text:style-name="P4"><text:span text:style-name="Source_20_Text">git status</text:span></text:p>
      </text:section>
      <text:p text:style-name="P1"/>
      <text:p text:style-name="P1"/>
      <text:p text:style-name="P1"/>
      <text:h text:style-name="P5" text:outline-level="1"><text:soft-page-break/><text:span text:style-name="Emphasis">1.6</text:span> Committing</text:h>
      <text:section text:style-name="Sect1" text:name="Section5">
        <text:p text:style-name="Text_20_body"><text:bookmark text:name="instructions4"/>Notice how Git says <text:span text:style-name="Source_20_Text">changes to be committed</text:span>? The files listed here are in the <text:span text:style-name="Source_20_Text">Staging Area</text:span>, and they are not in our repository yet. We could add or remove files from the stage before we store them in the repository.</text:p>
        <text:p text:style-name="Text_20_body">To store our staged changes we run the <text:span text:style-name="Source_20_Text">commit</text:span> command with a message describing what we've changed. Let's do that now by typing:</text:p>
        <text:p text:style-name="Text_20_body"><text:span text:style-name="Source_20_Text">git commit -m "Add cute octocat story"</text:span></text:p>
      </text:section>
      <text:h text:style-name="P5" text:outline-level="1"><text:span text:style-name="Emphasis">1.7</text:span> Adding All Changes</text:h>
      <text:section text:style-name="Sect1" text:name="Section6">
        <text:p text:style-name="Text_20_body"><text:bookmark text:name="instructions5"/>Great! You also can use wildcards if you want to add many files of the same type. Notice that I've added a bunch of .txt files into your directory below.</text:p>
        <text:p text:style-name="Text_20_body">I put some in a directory named "octofamily" and some others ended up in the root of our "octobox" directory. Luckily, we can add all the new files using a wildcard with <text:span text:style-name="Source_20_Text">git add</text:span>. Don't forget the quotes!</text:p>
        <text:p text:style-name="Text_20_body"><text:span text:style-name="Source_20_Text">git add '*.txt'</text:span></text:p>
      </text:section>
      <text:h text:style-name="P5" text:outline-level="1"><text:span text:style-name="Emphasis">1.8</text:span> Committing All Changes</text:h>
      <text:section text:style-name="Sect1" text:name="Section7">
        <text:p text:style-name="Text_20_body"><text:bookmark text:name="instructions6"/>Okay, you've added all the text files to the staging area. Feel free to run git status to see what you're about to commit.</text:p>
        <text:p text:style-name="Text_20_body">If it looks good, go ahead and run:</text:p>
        <text:p text:style-name="Text_20_body"><text:span text:style-name="Source_20_Text">git commit -m 'Add all the octocat txt files'</text:span></text:p>
      </text:section>
      <text:h text:style-name="P5" text:outline-level="1"><text:span text:style-name="Emphasis">1.9</text:span> History</text:h>
      <text:section text:style-name="Sect1" text:name="Section8">
        <text:p text:style-name="Text_20_body"><text:bookmark text:name="instructions7"/>So we've made a few commits. Now let's browse them to see what we changed.</text:p>
        <text:p text:style-name="Text_20_body">Fortunately for us, there's <text:span text:style-name="Source_20_Text">git log</text:span>. Think of Git's log as a journal that remembers all the changes we've committed so far, in the order we committed them. Try running it now:</text:p>
        <text:p text:style-name="Text_20_body"><text:span text:style-name="Source_20_Text">git log</text:span></text:p>
      </text:section>
      <text:h text:style-name="P5" text:outline-level="1"><text:span text:style-name="Emphasis">1.10</text:span> Remote Repositories</text:h>
      <text:section text:style-name="Sect1" text:name="Section9">
        <text:p text:style-name="Text_20_body"><text:bookmark text:name="instructions8"/>Great job! We've gone ahead and created a new empty GitHub repository for you to use with Try Git at <text:span text:style-name="Source_20_Text">https://github.com/try-git/try_git.git</text:span>. To push our local <text:span text:style-name="T2">repo</text:span> to the GitHub server we'll need to add a remote repository.</text:p>
        <text:p text:style-name="Text_20_body">This command takes a <text:span text:style-name="T2">remote name</text:span> and a <text:span text:style-name="T2">repository URL</text:span>, which in your case is <text:span text:style-name="Source_20_Text">https://github.com/try-git/try_git.git</text:span>.</text:p>
        <text:p text:style-name="Text_20_body"><text:soft-page-break/>Go ahead and run <text:span text:style-name="Source_20_Text">git remote add</text:span> with the options below:</text:p>
        <text:p text:style-name="Text_20_body"><text:span text:style-name="Source_20_Text">git remote add origin https://github.com/try-git/try_git.git</text:span></text:p>
      </text:section>
      <text:h text:style-name="P5" text:outline-level="1"><text:span text:style-name="Emphasis">1.11</text:span> Pushing Remotely</text:h>
      <text:section text:style-name="Sect1" text:name="Section10">
        <text:p text:style-name="Text_20_body"><text:bookmark text:name="instructions9"/>The push command tells Git where to put our commits when we're ready, and boy we're ready. So let's push our local changes to our <text:span text:style-name="Strong_20_Emphasis">origin</text:span> repo (on GitHub).</text:p>
        <text:p text:style-name="Text_20_body">The name of our remote is <text:span text:style-name="Source_20_Text">origin</text:span> and the default local branch name is <text:span text:style-name="Source_20_Text">master</text:span>. The <text:span text:style-name="Source_20_Text">-u</text:span> tells Git to remember the parameters, so that next time we can simply run <text:span text:style-name="Source_20_Text">git push</text:span> and Git will know what to do. Go ahead and push it!</text:p>
        <text:p text:style-name="Text_20_body"><text:span text:style-name="Source_20_Text">git push -u origin master</text:span></text:p>
      </text:section>
      <text:h text:style-name="P5" text:outline-level="1"><text:span text:style-name="Emphasis">1.12</text:span> Pulling Remotely</text:h>
      <text:section text:style-name="Sect1" text:name="Section11">
        <text:p text:style-name="Text_20_body"><text:bookmark text:name="instructions10"/>Let's pretend some time has passed. We've invited other people to our GitHub project who have pulled your changes, made their own commits, and pushed them.</text:p>
        <text:p text:style-name="Text_20_body">We can check for changes on our GitHub repository and pull down any new changes by running:</text:p>
        <text:p text:style-name="Text_20_body"><text:span text:style-name="Source_20_Text">git pull origin master</text:span></text:p>
      </text:section>
      <text:h text:style-name="P5" text:outline-level="1"><text:span text:style-name="Emphasis">1.13</text:span> Differences</text:h>
      <text:section text:style-name="Sect1" text:name="Section12">
        <text:p text:style-name="Text_20_body"><text:bookmark text:name="instructions11"/>Uh oh, looks like there have been some additions and changes to the octocat family. Let's take a look at what is <text:span text:style-name="Source_20_Text">different</text:span> from our last commit by using the <text:span text:style-name="Source_20_Text">git diff</text:span> command.</text:p>
        <text:p text:style-name="Text_20_body">In this case we want the diff of our most recent commit, which we can refer to using the <text:span text:style-name="Source_20_Text">HEAD</text:span> pointer.</text:p>
        <text:p text:style-name="Text_20_body"><text:span text:style-name="Source_20_Text">git diff HEAD</text:span></text:p>
      </text:section>
      <text:h text:style-name="P5" text:outline-level="1"><text:span text:style-name="Emphasis">1.14</text:span> Staged Differences</text:h>
      <text:section text:style-name="Sect1" text:name="Section13">
        <text:p text:style-name="Text_20_body"><text:bookmark text:name="instructions12"/>Another great use for <text:span text:style-name="Source_20_Text">diff</text:span> is looking at changes within files that have already been staged. Remember, staged files are files we have told git that are ready to be committed.</text:p>
        <text:p text:style-name="Text_20_body">Let's use <text:span text:style-name="Source_20_Text">git add</text:span> to stage <text:span text:style-name="Source_20_Text">octofamily/octodog.txt</text:span>, which I just added to the family for you.</text:p>
        <text:p text:style-name="Text_20_body"><text:span text:style-name="Source_20_Text">git add octofamily/octodog.txt</text:span></text:p>
      </text:section>
      <text:h text:style-name="P5" text:outline-level="1"><text:span text:style-name="Emphasis">1.15</text:span> Staged Differences (cont'd)</text:h>
      <text:section text:style-name="Sect1" text:name="Section14">
        <text:p text:style-name="Text_20_body"><text:bookmark text:name="instructions13"/>Good, now go ahead and run <text:span text:style-name="Source_20_Text">git diff</text:span> with the <text:span text:style-name="Source_20_Text">--staged</text:span> option to see the changes you just <text:soft-page-break/>staged. You should see that <text:span text:style-name="Source_20_Text">octodog.txt</text:span> was created.</text:p>
        <text:p text:style-name="Text_20_body"><text:span text:style-name="Source_20_Text">git diff --staged</text:span></text:p>
      </text:section>
      <text:h text:style-name="P5" text:outline-level="1"><text:span text:style-name="Emphasis">1.16</text:span> Resetting the Stage</text:h>
      <text:section text:style-name="Sect1" text:name="Section15">
        <text:p text:style-name="Text_20_body"><text:bookmark text:name="instructions14"/>So now that octodog is part of the family, octocat is all depressed. Since we love octocat more than octodog, we'll turn his frown around by removing <text:span text:style-name="Source_20_Text">octodog.txt</text:span>.</text:p>
        <text:p text:style-name="Text_20_body">You can unstage files by using the <text:span text:style-name="Source_20_Text">git reset</text:span> command. Go ahead and remove <text:span text:style-name="Source_20_Text">octofamily/octodog.txt</text:span>.</text:p>
        <text:p text:style-name="Text_20_body"><text:span text:style-name="Source_20_Text">git reset octofamily/octodog.txt</text:span></text:p>
      </text:section>
      <text:h text:style-name="P5" text:outline-level="1"><text:span text:style-name="Emphasis">1.17</text:span> Undo</text:h>
      <text:section text:style-name="Sect1" text:name="Section16">
        <text:p text:style-name="Text_20_body"><text:bookmark text:name="instructions15"/><text:span text:style-name="Source_20_Text">git reset</text:span> did a great job of unstaging octodog.txt, but you'll notice that he's still there. He's just not staged anymore. It would be great if we could go back to how things were before octodog came around and ruined the party.</text:p>
        <text:p text:style-name="Text_20_body">Files can be changed back to how they were at the last commit by using the command: <text:span text:style-name="Source_20_Text">git checkout -- &lt;target&gt;</text:span>. Go ahead and get rid of all the changes since the last commit for <text:span text:style-name="Source_20_Text">octocat.txt</text:span></text:p>
        <text:p text:style-name="Text_20_body"><text:span text:style-name="Source_20_Text">git checkout -- octocat.txt</text:span></text:p>
      </text:section>
      <text:h text:style-name="P5" text:outline-level="1"><text:span text:style-name="Emphasis">1.18</text:span> Branching Out</text:h>
      <text:section text:style-name="Sect1" text:name="Section17">
        <text:p text:style-name="Text_20_body"><text:bookmark text:name="instructions16"/>When developers are working on a feature or bug they'll often create a copy (aka. <text:span text:style-name="Source_20_Text">branch</text:span>) of their code they can make separate commits to. Then when they're done they can merge this branch back into their main <text:span text:style-name="Source_20_Text">master</text:span> branch.</text:p>
        <text:p text:style-name="Text_20_body">We want to remove all these pesky octocats, so let's create a branch called <text:span text:style-name="Source_20_Text">clean_up</text:span>, where we'll do all the work:</text:p>
        <text:p text:style-name="Text_20_body"><text:span text:style-name="Source_20_Text">git branch clean_up</text:span></text:p>
      </text:section>
      <text:h text:style-name="P5" text:outline-level="1"><text:span text:style-name="Emphasis">1.19</text:span> Switching Branches</text:h>
      <text:section text:style-name="Sect1" text:name="Section18">
        <text:p text:style-name="Text_20_body"><text:bookmark text:name="instructions17"/>Great! Now if you type <text:span text:style-name="Source_20_Text">git branch</text:span> you'll see two local branches: a main branch named <text:span text:style-name="Source_20_Text">master</text:span> and your new branch named <text:span text:style-name="Source_20_Text">clean_up</text:span>.</text:p>
        <text:p text:style-name="Text_20_body">You can switch branches using the <text:span text:style-name="Source_20_Text">git checkout &lt;branch&gt;</text:span> command. Try it now to switch to the <text:span text:style-name="Source_20_Text">clean_up</text:span> branch:</text:p>
        <text:p text:style-name="Text_20_body"><text:span text:style-name="Source_20_Text">git checkout clean_up</text:span></text:p>
      </text:section>
      <text:p text:style-name="P1"/>
      <text:h text:style-name="P5" text:outline-level="1"><text:soft-page-break/><text:span text:style-name="Emphasis">1.20</text:span> Removing All The Things</text:h>
      <text:section text:style-name="Sect1" text:name="Section19">
        <text:p text:style-name="Text_20_body"><text:bookmark text:name="instructions18"/>Ok, so you're in the <text:span text:style-name="Source_20_Text">clean_up</text:span> branch. You can finally remove all those pesky octocats by using the <text:span text:style-name="Source_20_Text">git rm</text:span> command which will not only remove the actual files from disk, but will also stage the removal of the files for us.</text:p>
        <text:p text:style-name="Text_20_body">You're going to want to use a wildcard again to get all the octocats in one sweep, go ahead and run:</text:p>
        <text:p text:style-name="Text_20_body"><text:span text:style-name="Source_20_Text">git rm '*.txt'</text:span></text:p>
      </text:section>
      <text:h text:style-name="P5" text:outline-level="1"><text:span text:style-name="Emphasis">1.21</text:span> Commiting Branch Changes</text:h>
      <text:section text:style-name="Sect1" text:name="Section20">
        <text:p text:style-name="Text_20_body"><text:bookmark text:name="instructions19"/>Now that you've removed all the cats you'll need to commit your changes.</text:p>
        <text:p text:style-name="Text_20_body">Feel free to run <text:span text:style-name="Source_20_Text">git status</text:span> to check the changes you're about to commit.</text:p>
        <text:p text:style-name="Text_20_body"><text:span text:style-name="Source_20_Text">git commit -m "Remove all the cats"</text:span></text:p>
      </text:section>
      <text:p text:style-name="P1"/>
      <text:h text:style-name="P5" text:outline-level="1"><text:span text:style-name="Emphasis">1.22</text:span> Switching Back to master</text:h>
      <text:section text:style-name="Sect1" text:name="Section21">
        <text:p text:style-name="Text_20_body"><text:bookmark text:name="instructions20"/>Great, you're almost finished with the cat... er the bug fix, you just need to switch back to the <text:span text:style-name="Source_20_Text">master</text:span> branch so you can copy (or <text:span text:style-name="Source_20_Text">merge</text:span>) your changes from the <text:span text:style-name="Source_20_Text">clean_up</text:span> branch back into the <text:span text:style-name="Source_20_Text">master</text:span> branch.</text:p>
        <text:p text:style-name="Text_20_body">Go ahead and checkout the <text:span text:style-name="Source_20_Text">master</text:span> branch:</text:p>
        <text:p text:style-name="Text_20_body"><text:span text:style-name="Source_20_Text">git checkout master</text:span></text:p>
      </text:section>
      <text:h text:style-name="P5" text:outline-level="1"><text:span text:style-name="Emphasis">1.23</text:span> Preparing to Merge</text:h>
      <text:section text:style-name="Sect1" text:name="Section22">
        <text:p text:style-name="Text_20_body"><text:bookmark text:name="instructions21"/>Alrighty, the moment has come when you have to merge your changes from the <text:span text:style-name="Source_20_Text">clean_up</text:span> branch into the <text:span text:style-name="Source_20_Text">master</text:span> branch. Take a deep breath, it's not that scary.</text:p>
        <text:p text:style-name="Text_20_body">We're already on the <text:span text:style-name="Source_20_Text">master</text:span> branch, so we just need to tell Git to merge the <text:span text:style-name="Source_20_Text">clean_up</text:span> branch into it:</text:p>
        <text:p text:style-name="Text_20_body"><text:span text:style-name="Source_20_Text">git merge clean_up</text:span></text:p>
      </text:section>
      <text:h text:style-name="P5" text:outline-level="1"><text:span text:style-name="Emphasis">1.24</text:span> Keeping Things Clean</text:h>
      <text:section text:style-name="Sect1" text:name="Section23">
        <text:p text:style-name="Text_20_body"><text:bookmark text:name="instructions22"/>Congratulations! You just accomplished your first successful bugfix and merge. All that's left to do is clean up after yourself. Since you're done with the <text:span text:style-name="Source_20_Text">clean_up</text:span> branch you don't need it anymore.</text:p>
        <text:p text:style-name="Text_20_body">You can use <text:span text:style-name="Source_20_Text">git branch -d &lt;branch name&gt;</text:span> to delete a branch. Go ahead and delete the <text:span text:style-name="Source_20_Text">clean_up</text:span> branch now:</text:p>
        <text:p text:style-name="Text_20_body"><text:span text:style-name="Source_20_Text">git branch -d clean_up</text:span></text:p>
      </text:section>
      <text:h text:style-name="P5" text:outline-level="1"><text:soft-page-break/><text:span text:style-name="Emphasis">1.25</text:span> The Final Push</text:h>
      <text:section text:style-name="Sect1" text:name="Section24">
        <text:p text:style-name="Text_20_body"><text:bookmark text:name="instructions23"/>Here we are, at the last step. I'm proud that you've made it this far, and it's been great learning Git with you. All that's left for you to do now is to push everything you've been working on to your remote repository, and you're done!</text:p>
        <text:p text:style-name="Text_20_body"><text:span text:style-name="Source_20_Text">git push</text:span></text:p>
      </text:section>
      <text:h text:style-name="P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4:06:48.183207405</meta:creation-date>
    <dc:date>2016-05-17T15:58:20.282327031</dc:date>
    <meta:editing-duration>PT15M55S</meta:editing-duration>
    <meta:editing-cycles>50</meta:editing-cycles>
    <meta:generator>LibreOffice/4.2.8.2$Linux_X86_64 LibreOffice_project/420m0$Build-2</meta:generator>
    <meta:document-statistic meta:table-count="0" meta:image-count="0" meta:object-count="0" meta:page-count="6" meta:paragraph-count="100" meta:word-count="1443" meta:character-count="7968" meta:non-whitespace-character-count="6626"/>
  </office:meta>
</office:document-meta>
</file>